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 przechodzi dzisiaj</text:span><text:span text:style-name="T1"><text:line-break/></text:span><text:span text:style-name="T2">ppp</text:span><text:span text:style-name="T1"><text:line-break/></text:span><text:span text:style-name="T1">pośród nas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Gdy On przechodzi</text:span><text:span text:style-name="T1"><text:line-break/></text:span><text:span text:style-name="T1">Wszystko się przemienia</text:span><text:span text:style-name="T1"><text:line-break/></text:span><text:span text:style-name="T1">I zabiera smutek</text:span><text:span text:style-name="T1"><text:line-break/></text:span><text:span text:style-name="T1">a przynosi radość</text:span><text:span text:style-name="T1"><text:line-break/></text:span><text:span text:style-name="T1">Gdy On przechodzi</text:span><text:span text:style-name="T1"><text:line-break/></text:span><text:span text:style-name="T1">Wszystko się przemienia</text:span><text:span text:style-name="T1"><text:line-break/></text:span><text:span text:style-name="T1">I przynosi radość,</text:span><text:span text:style-name="T1"><text:line-break/></text:span><text:span text:style-name="T1">byś ją miał i ty i 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imże jest </text:span><text:span text:style-name="T1">Ten Człowiek,</text:span><text:span text:style-name="T1"><text:line-break/></text:span><text:span text:style-name="T2">ppp</text:span><text:span text:style-name="T1"><text:line-break/></text:span><text:span text:style-name="T1">który przychodzi </text:span><text:span text:style-name="T1">z Galilei /x4</text:span><text:span text:style-name="T1"><text:line-break/></text:span><text:span text:style-name="T2">ppp</text:span><text:span text:style-name="T1"><text:line-break/></text:span><text:span text:style-name="T1">I dotyka wszystkich</text:span><text:span text:style-name="T1"><text:line-break/></text:span><text:span text:style-name="T2">ppp</text:span><text:span text:style-name="T1"><text:line-break/></text:span><text:span text:style-name="T1">I dotyka wszystkich</text:span><text:span text:style-name="T1"><text:line-break/></text:span><text:span text:style-name="T2">ppp</text:span><text:span text:style-name="T1"><text:line-break/></text:span><text:span text:style-name="T1">I dotyka wszystkich</text:span><text:span text:style-name="T1"><text:line-break/></text:span><text:span text:style-name="T2">ppp</text:span><text:span text:style-name="T1"><text:line-break/></text:span><text:span text:style-name="T1">Błogosławiąc 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4:57:24</meta:creation-date>
    <dc:creator>Rafał Talacha</dc:creator>
    <dc:date>2009-01-14T20:07:56</dc:date>
    <dc:language>pl-PL</dc:language>
    <meta:editing-cycles>6</meta:editing-cycles>
    <meta:editing-duration>PT11M44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